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9381e6"/>
    </style:style>
    <style:style style:name="P55" style:family="paragraph" style:parent-style-name="Footnote">
      <style:text-properties officeooo:paragraph-rsid="0ead3525"/>
    </style:style>
    <style:style style:name="P56" style:family="paragraph" style:parent-style-name="Standard">
      <style:text-properties officeooo:paragraph-rsid="0f1c472f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ea9445c"/>
    </style:style>
    <style:style style:name="P68" style:family="paragraph" style:parent-style-name="Footnote">
      <style:text-properties officeooo:paragraph-rsid="0f8ed1b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0" style:family="paragraph" style:parent-style-name="Standard">
      <style:text-properties officeooo:paragraph-rsid="0f9a7319"/>
    </style:style>
    <style:style style:name="P71" style:family="paragraph" style:parent-style-name="Footnote">
      <style:text-properties officeooo:paragraph-rsid="0fa0a8ea"/>
    </style:style>
    <style:style style:name="P72" style:family="paragraph" style:parent-style-name="Standard">
      <style:text-properties officeooo:paragraph-rsid="0fab02b9"/>
    </style:style>
    <style:style style:name="P73" style:family="paragraph" style:parent-style-name="Footnote">
      <style:text-properties officeooo:paragraph-rsid="102291f9"/>
    </style:style>
    <style:style style:name="P74" style:family="paragraph" style:parent-style-name="Standard">
      <style:text-properties officeooo:paragraph-rsid="0fadcf96"/>
    </style:style>
    <style:style style:name="P75" style:family="paragraph" style:parent-style-name="Footnote">
      <style:text-properties officeooo:paragraph-rsid="0fb0e199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7a7646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2" style:family="text">
      <style:text-properties fo:color="#000000" loext:opacity="100%" style:font-name="Liberation Sans" fo:font-size="12pt" style:font-size-asian="12pt" style:font-size-complex="12pt"/>
    </style:style>
    <style:style style:name="T18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officeooo:rsid="047da547"/>
    </style:style>
    <style:style style:name="T23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1" style:family="text">
      <style:text-properties style:use-window-font-color="true" loext:opacity="0%" style:font-name="Liberation Sans" fo:font-size="12pt" style:font-size-asian="12pt" style:font-size-complex="12pt"/>
    </style:style>
    <style:style style:name="T262" style:family="text">
      <style:text-properties style:use-window-font-color="true" loext:opacity="0%" style:font-name="Liberation Sans" officeooo:rsid="0efd8e5c"/>
    </style:style>
    <style:style style:name="T263" style:family="text">
      <style:text-properties officeooo:rsid="04473353"/>
    </style:style>
    <style:style style:name="T26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officeooo:rsid="0aace3cd"/>
    </style:style>
    <style:style style:name="T268" style:family="text">
      <style:text-properties officeooo:rsid="0e5635a7"/>
    </style:style>
    <style:style style:name="T269" style:family="text">
      <style:text-properties officeooo:rsid="0e80285f"/>
    </style:style>
    <style:style style:name="T270" style:family="text">
      <style:text-properties officeooo:rsid="0e838e2a"/>
    </style:style>
    <style:style style:name="T271" style:family="text">
      <style:text-properties officeooo:rsid="0e83c34e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7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officeooo:rsid="0f0ca65a"/>
    </style:style>
    <style:style style:name="T280" style:family="text">
      <style:text-properties officeooo:rsid="0f894f65"/>
    </style:style>
    <style:style style:name="T281" style:family="text">
      <style:text-properties officeooo:rsid="0f95a7a0"/>
    </style:style>
    <style:style style:name="T282" style:family="text">
      <style:text-properties officeooo:rsid="0f8f58bd"/>
    </style:style>
    <style:style style:name="T283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8"><text:span text:style-name="Strong_20_Emphasis"><text:span text:style-name="T154">C</text:span></text:span><text:span text:style-name="Strong_20_Emphasis"><text:span text:style-name="T153">hecklist voor </text:span></text:span><text:span text:style-name="Strong_20_Emphasis"><text:span text:style-name="T155">de installatie</text:span></text:span><text:span text:style-name="Strong_20_Emphasis"><text:span text:style-name="T153"> van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60"><text:user-field-get text:name="Version">22.04 LTS</text:user-field-get></text:span></text:span><text:span text:style-name="Strong_20_Emphasis"><text:span text:style-name="T157"><text:note text:id="ftn1" text:note-class="footnote"><text:note-citation>1</text:note-citation><text:note-body><text:p text:style-name="P68"><text:span text:style-name="T188">LTS</text:span><text:span text:style-name="T196"> </text:span><text:span text:style-name="T197">staat voor</text:span><text:span text:style-name="T195"> </text:span><text:span text:style-name="T188">Long-Term Support, langetermijnondersteuning, </text:span><text:span text:style-name="T198">en </text:span><text:span text:style-name="T199">d</text:span><text:span text:style-name="T198">eze </text:span><text:span text:style-name="Strong_20_Emphasis"><text:span text:style-name="T203"><text:user-field-get text:name="Distro">Ubuntu</text:user-field-get></text:span></text:span><text:span text:style-name="T198"><text:s/></text:span><text:span text:style-name="T204"><text:user-field-get text:name="Version">22.04 LTS</text:user-field-get></text:span><text:span text:style-name="T204"><text:s/></text:span><text:span text:style-name="Strong_20_Emphasis"><text:span text:style-name="T205"><text:user-field-get text:name="Edition">Server</text:user-field-get></text:span></text:span><text:span text:style-name="T198"><text:s/></text:span><text:span text:style-name="T200">(codenaam </text:span><text:span text:style-name="T202">j</text:span><text:span text:style-name="T272">ammy</text:span><text:span text:style-name="T200">) </text:span><text:span text:style-name="T197">van</text:span><text:span text:style-name="T194"> </text:span><text:span text:style-name="T192">april</text:span><text:span text:style-name="T190"> </text:span><text:span text:style-name="Strong_20_Emphasis"><text:span text:style-name="T81"><text:user-field-get style:data-style-name="N0" text:name="Releaseyear">2022</text:user-field-get></text:span></text:span><text:span text:style-name="T192"><text:s/></text:span><text:span text:style-name="T188">wordt </text:span><text:span text:style-name="T189">vijf</text:span><text:span text:style-name="T188"> jaar onder</text:span><text:span text:style-name="T201">steund</text:span><text:span text:style-name="T193"> </text:span><text:span text:style-name="T188">tot </text:span><text:span text:style-name="T192">april</text:span><text:span text:style-name="T187"> </text:span><text:span text:style-name="T188">202</text:span><text:span text:style-name="T192">7</text:span><text:span text:style-name="T191">.</text:span></text:p></text:note-body></text:note></text:span></text:span><text:span text:style-name="Strong_20_Emphasis"><text:span text:style-name="T158"><text:s/></text:span></text:span><text:span text:style-name="Strong_20_Emphasis"><text:span text:style-name="T159"><text:user-field-get text:name="Edition">Server</text:user-field-get></text:span></text:span><text:span text:style-name="Strong_20_Emphasis"><text:span text:style-name="T156">.</text:span></text:span></text:p>
      <text:p text:style-name="P15"/>
      <text:p text:style-name="P12"><text:span text:style-name="T19">Vul </text:span><text:span text:style-name="T18">achter</text:span><text:span text:style-name="T13"> de </text:span><text:span text:style-name="Definition"><text:span text:style-name="T279">ONDERSTREEPTE</text:span></text:span><text:span text:style-name="T1"> </text:span><text:span text:style-name="T14">woorden</text:span><text:span text:style-name="T13"> het</text:span><text:span text:style-name="Strong_20_Emphasis"><text:span text:style-name="T211"> </text:span></text:span><text:span text:style-name="Strong_20_Emphasis"><text:span text:style-name="T212">tekstvak</text:span></text:span><text:span text:style-name="T14"> </text:span><text:span text:style-name="T19">in,</text:span><text:span text:style-name="T14"> </text:span><text:span text:style-name="T231">zie </text:span><text:span text:style-name="T262">[</text:span><text:span text:style-name="T231">toelichting</text:span><text:span text:style-name="T262">]</text:span><text:span text:style-name="T14">:</text:span></text:p>
      <text:p text:style-name="P1"><text:span text:style-name="Definition"><text:span text:style-name="T23">GEBRUIKER</text:span></text:span><text:span text:style-name="T239"><text:tab/><text:tab/></text:span><text:span text:style-name="T261"> <text:tab/><text:tab/></text:span><text:span text:style-name="T240"><draw:control text:anchor-type="as-char" svg:y="-0.429cm" draw:z-index="5" draw:name="Gebruiker" draw:style-name="gr2" draw:text-style-name="P84" svg:width="6.002cm" svg:height="0.6cm" draw:control="control6"><svg:title>Gebruiker</svg:title><svg:desc>Volledige naam, bijv. Jan Stek</svg:desc></draw:control></text:span><text:span text:style-name="T240"><text:tab/></text:span><text:span text:style-name="T241">[</text:span><text:span text:style-name="T234">volledige naam, bijv. </text:span><text:span text:style-name="T235">J</text:span><text:span text:style-name="T259">a</text:span><text:span text:style-name="T235">n </text:span><text:span text:style-name="T259">Jansen</text:span><text:span text:style-name="T260">]</text:span></text:p>
      <text:p text:style-name="P56"><text:span text:style-name="Definition"><text:span text:style-name="T233">g</text:span></text:span><text:span text:style-name="Definition">ebruikersnaam</text:span><text:span text:style-name="T232"><text:tab/></text:span><text:span text:style-name="T232"><draw:control text:anchor-type="as-char" svg:y="-0.429cm" draw:z-index="14" draw:name="Gberuikersnaam 2" draw:style-name="gr2" draw:text-style-name="P84" svg:width="6.002cm" svg:height="0.6cm" draw:control="control15"><svg:title>Gebruikersnaam</svg:title><svg:desc>Korte naam, bijv. jan</svg:desc></draw:control></text:span><text:span text:style-name="T232"><text:tab/></text:span><text:span text:style-name="T7">[</text:span><text:span text:style-name="T6">korte naam, bijv. </text:span><text:span text:style-name="T165">j</text:span><text:span text:style-name="T166">a</text:span><text:span text:style-name="T165">n</text:span><text:span text:style-name="T167">]</text:span></text:p>
      <text:p text:style-name="P3"><text:span text:style-name="Definition"><text:span text:style-name="T280">servernaam</text:span></text:span><text:span text:style-name="T242"><text:tab/><text:tab/><text:tab/></text:span><draw:control text:anchor-type="as-char" svg:y="-0.429cm" draw:z-index="6" draw:name="Computernaam" draw:style-name="gr2" draw:text-style-name="P84" svg:width="6.002cm" svg:height="0.6cm" draw:control="control7"><svg:title>Computernaam</svg:title><svg:desc>Unieke naam van de computer</svg:desc></draw:control><text:tab/><text:span text:style-name="T247">[</text:span><text:span text:style-name="T243">naam van de </text:span><text:span text:style-name="T248">server</text:span><text:span text:style-name="T244">, </text:span><text:span text:style-name="T245">bijv. </text:span><text:span text:style-name="T248">sv</text:span><text:span text:style-name="T246">02</text:span><text:span text:style-name="T247">]</text:span></text:p>
      <text:p text:style-name="P2"><text:span text:style-name="Definition"><text:span text:style-name="T250">GEBRUIKER</text:span></text:span><text:span text:style-name="T249"><text:tab/><text:tab/></text:span><text:span text:style-name="T261"> <text:tab/><text:tab/></text:span><text:span text:style-name="T240"><draw:control text:anchor-type="as-char" svg:y="-0.429cm" draw:z-index="11" draw:name="Gebruiker 1" draw:style-name="gr2" draw:text-style-name="P84" svg:width="6.002cm" svg:height="0.6cm" draw:control="control12"><svg:title>Gebruiker</svg:title><svg:desc>Volledige naam, bijv. Jan Stek</svg:desc></draw:control></text:span><text:span text:style-name="T240"><text:tab/></text:span><text:span text:style-name="T241">[</text:span><text:span text:style-name="T234">volledige naam </text:span><text:span text:style-name="T236">evt. </text:span><text:span text:style-name="T238">extra </text:span><text:span text:style-name="T236">gebruiker</text:span><text:span text:style-name="T237">]</text:span></text:p>
      <text:p text:style-name="P50"><text:span text:style-name="Definition"><text:span text:style-name="T250">GEBRUIKERSN</text:span></text:span><text:span text:style-name="Definition"><text:span text:style-name="T251">aa</text:span></text:span><text:span text:style-name="Definition"><text:span text:style-name="T250">M</text:span></text:span><text:span text:style-name="Definition"><text:span text:style-name="T254"><text:tab/></text:span></text:span><text:span text:style-name="T232"><draw:control text:anchor-type="as-char" svg:y="-0.429cm" draw:z-index="12" draw:name="Gberuikersnaam 1" draw:style-name="gr2" draw:text-style-name="P84" svg:width="6.002cm" svg:height="0.6cm" draw:control="control13"><svg:title>Gebruikersnaam</svg:title><svg:desc>Korte naam, bijv. jan</svg:desc></draw:control></text:span><text:span text:style-name="T232"><text:tab/></text:span><text:span text:style-name="T253">[</text:span><text:span text:style-name="T252">korte naam</text:span><text:span text:style-name="T255"> </text:span><text:span text:style-name="T256">evt. </text:span><text:span text:style-name="T258">extra </text:span><text:span text:style-name="T256">gebruiker</text:span><text:span text:style-name="T257">]</text:span></text:p>
      <text:p text:style-name="P4"><text:span text:style-name="T168">Vervang </text:span><text:span text:style-name="T172">de</text:span><text:span text:style-name="T168"> </text:span><text:span text:style-name="Definition"><text:span text:style-name="T24">ONDERSTREEPTE</text:span></text:span><text:span text:style-name="T168"> </text:span><text:span text:style-name="T169">woorden </text:span><text:span text:style-name="T168">in deze checklist door </text:span><text:span text:style-name="T172">d</text:span><text:span text:style-name="T173">i</text:span><text:span text:style-name="T172">e </text:span><text:span text:style-name="T171">in </text:span><text:span text:style-name="T173">het</text:span><text:span text:style-name="Strong_20_Emphasis"><text:span text:style-name="T45"> </text:span></text:span><text:span text:style-name="Strong_20_Emphasis"><text:span text:style-name="T57">tekstvak</text:span></text:span><text:span text:style-name="T168">.</text:span></text:p>
      <text:p text:style-name="P36"/>
      <text:p text:style-name="P36"/>
      <text:p text:style-name="P5"><text:span text:style-name="T178">Nieuwe installatie?</text:span><text:span text:style-name="T170"><text:tab/></text:span><text:span text:style-name="T175"></text:span><text:span text:style-name="T177"><text:tab/></text:span><text:span text:style-name="T176">B</text:span><text:span text:style-name="T170">egin bij hoofdstuk </text:span><text:span text:style-name="T178"><text:bookmark-ref text:reference-format="page" text:ref-name="__RefNumPara__4009_1271708128">2</text:bookmark-ref></text:span><text:span text:style-name="T170"><text:s text:c="2"/></text:span><text:span text:style-name="T179"><text:bookmark-ref text:reference-format="text" text:ref-name="__RefNumPara__4009_1271708128">Installatie uitvoeren</text:bookmark-ref></text:span><text:span text:style-name="T174">.</text:span></text:p>
      <text:p text:style-name="P23"/>
      <text:p text:style-name="P23"/>
      <text:list xml:id="list3717056711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1"><draw:control text:anchor-type="as-char" draw:z-index="9" draw:name="Vorm3_0" draw:style-name="gr1" draw:text-style-name="P8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1"><draw:control text:anchor-type="as-char" draw:z-index="16" draw:name="Vorm3_ 2" draw:style-name="gr1" draw:text-style-name="P8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7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80">E</text:span></text:span><text:span text:style-name="User_20_Entry"><text:span text:style-name="T128">v</text:span></text:span><text:span text:style-name="User_20_Entry"><text:span text:style-name="T129">en</text:span></text:span><text:span text:style-name="User_20_Entry"><text:span text:style-name="T131">t</text:span></text:span><text:span text:style-name="User_20_Entry"><text:span text:style-name="T132">uele </text:span></text:span><text:span text:style-name="User_20_Entry"><text:span text:style-name="T133">extra </text:span></text:span><text:span text:style-name="Definition"><text:span text:style-name="T277">gebruiker</text:span></text:span><text:span text:style-name="User_20_Entry"><text:span text:style-name="T115">s</text:span></text:span><text:span text:style-name="User_20_Entry"><text:span text:style-name="T133"> aanmelden </text:span></text:span><text:span text:style-name="User_20_Entry"><text:span text:style-name="T134">en dezelfde stappen uitvoeren</text:span></text:span><text:span text:style-name="User_20_Entry"><text:span text:style-name="T130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2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2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9">Installeer 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5"><text:span text:style-name="T270">Debian-</text:span><text:span text:style-name="T271">p</text:span>akket kz plaatst documenten en scripts van Karel Zimmer <text:span text:style-name="T269">(zie 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26">) </text:span></text:span>voor het installeren en beheren van Debian en op Debian gebaseerd systeem zoals Ubuntu.</text:p></text:note-body></text:note></text:span></text:span><text:span text:style-name="Strong_20_Emphasis"><text:span text:style-name="T56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76"><text:span text:style-name="Strong_20_Emphasis"><text:span text:style-name="T79">Typ </text:span></text:span><text:span text:style-name="Strong_20_Emphasis"><text:span text:style-name="T41">'</text:span></text:span><text:span text:style-name="User_20_Entry"><text:span text:style-name="T144">wget karelzimmer.nl/</text:span></text:span><text:span text:style-name="User_20_Entry"><text:span text:style-name="T145">kz</text:span></text:span><text:span text:style-name="Strong_20_Emphasis"><text:span text:style-name="T41">'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7"><text:span text:style-name="Strong_20_Emphasis"><text:span text:style-name="T79">Typ </text:span></text:span><text:span text:style-name="Strong_20_Emphasis"><text:span text:style-name="T41">'</text:span></text:span><text:span text:style-name="User_20_Entry"><text:span text:style-name="T146">bash kz</text:span></text:span><text:span text:style-name="Strong_20_Emphasis"><text:span text:style-name="T41">'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2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2"><draw:control text:anchor-type="as-char" draw:z-index="17" draw:name="Vorm 7" draw:style-name="gr1" draw:text-style-name="P8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4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70"><text:span text:style-name="Strong_20_Emphasis"><text:span text:style-name="T59">Typ </text:span></text:span><text:span text:style-name="Strong_20_Emphasis"><text:span text:style-name="T41">'</text:span></text:span><text:span text:style-name="User_20_Entry"><text:span text:style-name="T27">kz </text:span></text:span><text:span text:style-name="User_20_Entry"><text:span text:style-name="T28">menu</text:span></text:span><text:span text:style-name="Strong_20_Emphasis"><text:span text:style-name="T41">'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9"/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60">Selecteer</text:span></text:span><text:span text:style-name="Strong_20_Emphasis"><text:span text:style-name="T43"> </text:span></text:span><text:span text:style-name="Strong_20_Emphasis"><text:span text:style-name="T69">1 - Installatie voorbereide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</table:table>
      <text:p text:style-name="P8"/>
      <text:list xml:id="list84524862057785" text:continue-numbering="true" text:style-name="L1">
        <text:list-item>
          <text:p text:style-name="P80"><text:bookmark-start text:name="__RefNumPara__4009_1271708128"/><text:span text:style-name="Strong_20_Emphasis"><text:span text:style-name="T180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2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82">Start de computer op vanaf</text:span><text:span text:style-name="T182"><text:note text:id="ftn4" text:note-class="footnote"><text:note-citation>1</text:note-citation><text:note-body><text:p text:style-name="P73"><text:span text:style-name="T138">B</text:span><text:span text:style-name="T139">ootmenu/</text:span><text:span text:style-name="T138">S</text:span><text:span text:style-name="T139">etup</text:span><text:span text:style-name="T137"> via </text:span><text:span text:style-name="T135">é</text:span><text:span text:style-name="T136">é</text:span><text:span text:style-name="T138">n van de </text:span><text:span text:style-name="Definition"><text:span text:style-name="T140">Veelgebruikte toetsen: </text:span></text:span><text:span text:style-name="Definition"><text:span text:style-name="T283">E</text:span></text:span><text:span text:style-name="Definition"><text:span text:style-name="T273">sc</text:span></text:span><text:span text:style-name="Definition"><text:span text:style-name="T140">, </text:span></text:span><text:span text:style-name="Definition"><text:span text:style-name="T274">D</text:span></text:span><text:span text:style-name="Definition"><text:span text:style-name="T273">elete</text:span></text:span><text:span text:style-name="Definition"><text:span text:style-name="T140">, </text:span></text:span><text:span text:style-name="Definition"><text:span text:style-name="T274">F</text:span></text:span><text:span text:style-name="Definition"><text:span text:style-name="T273">1</text:span></text:span><text:span text:style-name="Definition"><text:span text:style-name="T140">, </text:span></text:span><text:span text:style-name="Definition"><text:span text:style-name="T273">F2</text:span></text:span><text:span text:style-name="Definition"><text:span text:style-name="T140">, </text:span></text:span><text:span text:style-name="Definition"><text:span text:style-name="T274">F9, </text:span></text:span><text:span text:style-name="Definition"><text:span text:style-name="T275">F10, F11, </text:span></text:span><text:span text:style-name="Definition"><text:span text:style-name="T276">of</text:span></text:span><text:span text:style-name="Definition"><text:span text:style-name="T275"> </text:span></text:span><text:span text:style-name="Definition"><text:span text:style-name="T274">F12</text:span></text:span><text:span text:style-name="T137">.</text:span></text:p></text:note-body></text:note></text:span><text:span text:style-name="T182"> </text:span><text:span text:style-name="T185">een </text:span><text:span text:style-name="Strong_20_Emphasis"><text:span text:style-name="T163"><text:user-field-get text:name="Distro">Ubuntu</text:user-field-get></text:span></text:span><text:span text:style-name="T181"><text:s/></text:span><text:span text:style-name="T164"><text:user-field-get text:name="Version">22.04 LTS</text:user-field-get></text:span><text:span text:style-name="T74"><text:s/></text:span><text:span text:style-name="Strong_20_Emphasis"><text:span text:style-name="T73"><text:user-field-get text:name="Edition">Server</text:user-field-get></text:span></text:span><text:span text:style-name="Strong_20_Emphasis"><text:span text:style-name="T73"><text:s/></text:span></text:span><text:span text:style-name="T74">Live</text:span><text:span text:style-name="T74"><text:note text:id="ftn5" text:note-class="footnote"><text:note-citation>2</text:note-citation><text:note-body><text:p text:style-name="P71"><text:span text:style-name="T263">Vanaf een </text:span><text:span text:style-name="T281">L</text:span><text:span text:style-name="T263">ive </text:span><text:span text:style-name="T282">USB</text:span><text:span text:style-name="T267">-stick </text:span><text:span text:style-name="T268">(</text:span><text:span text:style-name="T267">of </text:span><text:span text:style-name="T282">DVD</text:span><text:span text:style-name="T268">)</text:span><text:span text:style-name="T21"> </text:span><text:span text:style-name="T263">kunt u opstarten en </text:span><text:span text:style-name="T15">met </text:span><text:span text:style-name="Strong_20_Emphasis"><text:span text:style-name="T203"><text:user-field-get text:name="Distro">Ubuntu</text:user-field-get></text:span></text:span><text:span text:style-name="Strong_20_Emphasis"><text:span text:style-name="T203"><text:s/></text:span></text:span><text:span text:style-name="T263">werken zonder enige bestanden op de harde schijf te wijzigen en maakt ook installatie van </text:span><text:span text:style-name="Strong_20_Emphasis"><text:span text:style-name="T203"><text:user-field-get text:name="Distro">Ubuntu</text:user-field-get></text:span></text:span><text:span text:style-name="Strong_20_Emphasis"><text:span text:style-name="T203"><text:s/></text:span></text:span><text:span text:style-name="T263">mogelijk.</text:span></text:p></text:note-body></text:note></text:span><text:span text:style-name="T74"> </text:span><text:span text:style-name="T77">USB</text:span><text:span text:style-name="T75">-stick</text:span><text:span text:style-name="T75"><text:note text:id="ftn6" text:note-class="footnote"><text:note-citation>3</text:note-citation><text:note-body><text:p text:style-name="P75"><text:span text:style-name="Strong_20_Emphasis"><text:span text:style-name="T110">In een grafische werkomgeving:<text:line-break/></text:span></text:span><text:span text:style-name="Strong_20_Emphasis"><text:span text:style-name="T82">Download </text:span></text:span><text:span text:style-name="Strong_20_Emphasis"><text:span text:style-name="T83">een </text:span></text:span><text:span text:style-name="Strong_20_Emphasis"><text:span text:style-name="T84">cd</text:span></text:span><text:span text:style-name="Strong_20_Emphasis"><text:span text:style-name="T111">-beeldbestand</text:span></text:span><text:span text:style-name="Strong_20_Emphasis"><text:span text:style-name="T85"> </text:span></text:span><text:span text:style-name="Strong_20_Emphasis"><text:span text:style-name="T86">(.iso) </text:span></text:span><text:span text:style-name="Strong_20_Emphasis"><text:span text:style-name="T85">vanaf </text:span></text:span><text:a xlink:type="simple" xlink:href="https://nl.releases.ubuntu.com/" text:style-name="Internet_20_link" text:visited-style-name="Visited_20_Internet_20_Link"><text:span text:style-name="Strong_20_Emphasis"><text:span text:style-name="T265">nl.releases.ubuntu.com</text:span></text:span></text:a><text:span text:style-name="Strong_20_Emphasis"><text:span text:style-name="T85">, </text:span></text:span><text:span text:style-name="Strong_20_Emphasis"><text:span text:style-name="T87">klik op</text:span></text:span><text:span text:style-name="Strong_20_Emphasis"><text:span text:style-name="T88"> </text:span></text:span><text:span text:style-name="Strong_20_Emphasis"><text:span text:style-name="T124"><text:user-field-get text:name="Distro">Ubuntu</text:user-field-get></text:span></text:span><text:span text:style-name="Strong_20_Emphasis"><text:span text:style-name="T124"><text:s/></text:span></text:span><text:span text:style-name="Strong_20_Emphasis"><text:span text:style-name="T124"><text:user-field-get text:name="Version">22.04 LTS</text:user-field-get></text:span></text:span><text:span text:style-name="Strong_20_Emphasis"><text:span text:style-name="T118"><text:s/>(Jammy Jellyfish)</text:span></text:span><text:span text:style-name="Strong_20_Emphasis"><text:span text:style-name="T88">, </text:span></text:span><text:span text:style-name="Strong_20_Emphasis"><text:span text:style-name="T89">en </text:span></text:span><text:span text:style-name="Strong_20_Emphasis"><text:span text:style-name="T87">klik </text:span></text:span><text:span text:style-name="Strong_20_Emphasis"><text:span text:style-name="T89">vervolgens </text:span></text:span><text:span text:style-name="Strong_20_Emphasis"><text:span text:style-name="T90">achter</text:span></text:span><text:span text:style-name="Strong_20_Emphasis"><text:span text:style-name="T89"> </text:span></text:span><text:span text:style-name="Strong_20_Emphasis"><text:span text:style-name="T123">Server install</text:span></text:span><text:span text:style-name="Strong_20_Emphasis"><text:span text:style-name="T119"> image</text:span></text:span><text:span text:style-name="Strong_20_Emphasis"><text:span text:style-name="T89"> </text:span></text:span><text:span text:style-name="Strong_20_Emphasis"><text:span text:style-name="T90">op </text:span></text:span><text:span text:style-name="Strong_20_Emphasis"><text:span text:style-name="T116">64-bit PC (AMD64) </text:span></text:span><text:span text:style-name="Strong_20_Emphasis"><text:span text:style-name="T117">server install</text:span></text:span><text:span text:style-name="Strong_20_Emphasis"><text:span text:style-name="T116"> image</text:span></text:span><text:span text:style-name="Strong_20_Emphasis"><text:span text:style-name="T114">.</text:span></text:span><text:span text:style-name="Strong_20_Emphasis"><text:span text:style-name="T89"><text:line-break/></text:span></text:span><text:span text:style-name="Strong_20_Emphasis"><text:span text:style-name="T87">P</text:span></text:span><text:span text:style-name="Strong_20_Emphasis"><text:span text:style-name="T82">laats </text:span></text:span><text:span text:style-name="Strong_20_Emphasis"><text:span text:style-name="T83">een </text:span></text:span><text:span text:style-name="Strong_20_Emphasis"><text:span text:style-name="T84">usb</text:span></text:span><text:span text:style-name="Strong_20_Emphasis"><text:span text:style-name="T83">-stick </text:span></text:span><text:span text:style-name="Strong_20_Emphasis"><text:span text:style-name="T112">va</text:span></text:span><text:span text:style-name="Strong_20_Emphasis"><text:span text:style-name="T91">n </text:span></text:span><text:span text:style-name="Strong_20_Emphasis"><text:span text:style-name="T92">min</text:span></text:span><text:span text:style-name="Strong_20_Emphasis"><text:span text:style-name="T93">imaal</text:span></text:span><text:span text:style-name="Strong_20_Emphasis"><text:span text:style-name="T92"> </text:span></text:span><text:span text:style-name="Strong_20_Emphasis"><text:span text:style-name="T94">4</text:span></text:span><text:span text:style-name="Strong_20_Emphasis"><text:span text:style-name="T92"> GB. <text:line-break/></text:span></text:span><text:span text:style-name="Strong_20_Emphasis"><text:span text:style-name="T113">Zoek</text:span></text:span><text:span text:style-name="Strong_20_Emphasis"><text:span text:style-name="T92"> </text:span></text:span><text:span text:style-name="Strong_20_Emphasis"><text:span text:style-name="T120">s</text:span></text:span><text:span text:style-name="Strong_20_Emphasis"><text:span text:style-name="T121">ch</text:span></text:span><text:span text:style-name="Strong_20_Emphasis"><text:span text:style-name="T92"> en klik op het pictogram van</text:span></text:span><text:span text:style-name="Strong_20_Emphasis"><text:span text:style-name="T95"> </text:span></text:span><text:span text:style-name="Strong_20_Emphasis"><text:span text:style-name="T125">Schijven</text:span></text:span><text:span text:style-name="Strong_20_Emphasis"><text:span text:style-name="T96">. Selecteer de </text:span></text:span><text:span text:style-name="Strong_20_Emphasis"><text:span text:style-name="T97">usb</text:span></text:span><text:span text:style-name="Strong_20_Emphasis"><text:span text:style-name="T96">-stick in de lijst van schijven aan de linkerkant en klik rechtsboven op </text:span></text:span><text:span text:style-name="Strong_20_Emphasis"><text:span text:style-name="T122">Schijfinstellingen</text:span></text:span><text:span text:style-name="Strong_20_Emphasis"><text:span text:style-name="T96"> </text:span></text:span><text:span text:style-name="Strong_20_Emphasis"><text:span text:style-name="T122">⋮</text:span></text:span><text:span text:style-name="Strong_20_Emphasis"><text:span text:style-name="T96"> (icoontje met de drie puntjes).</text:span></text:span></text:p><text:p text:style-name="P52"><text:span text:style-name="Strong_20_Emphasis"><text:span text:style-name="T96"><text:tab/>Kies </text:span></text:span><text:span text:style-name="Strong_20_Emphasis"><text:span text:style-name="T122">Schijfkopie terugzetten</text:span></text:span><text:span text:style-name="Strong_20_Emphasis"><text:span text:style-name="T96"> en selecteer </text:span></text:span><text:span text:style-name="Strong_20_Emphasis"><text:span text:style-name="T98">het net</text:span></text:span><text:span text:style-name="Strong_20_Emphasis"><text:span text:style-name="T99"> gedownloade </text:span></text:span><text:span text:style-name="Strong_20_Emphasis"><text:span text:style-name="T100">cd</text:span></text:span><text:span text:style-name="T16">-beeldbestand </text:span><text:span text:style-name="T17">(.iso)</text:span><text:span text:style-name="Strong_20_Emphasis"><text:span text:style-name="T99">.</text:span></text:span></text:p><text:p text:style-name="P54"><text:span text:style-name="Strong_20_Emphasis"><text:span text:style-name="T96"><text:tab/>Klik op </text:span></text:span><text:span text:style-name="Strong_20_Emphasis"><text:span text:style-name="T122">Terugzetten starten</text:span></text:span><text:span text:style-name="Strong_20_Emphasis"><text:span text:style-name="T96"> en vervolgens op </text:span></text:span><text:span text:style-name="Strong_20_Emphasis"><text:span text:style-name="T122">Terugzetten</text:span></text:span><text:span text:style-name="Strong_20_Emphasis"><text:span text:style-name="T101">.<text:line-break/></text:span></text:span><text:span text:style-name="Strong_20_Emphasis"><text:span text:style-name="T102">O</text:span></text:span><text:span text:style-name="Strong_20_Emphasis"><text:span text:style-name="T83">f </text:span></text:span><text:span text:style-name="Strong_20_Emphasis"><text:span text:style-name="T103">gebruik </text:span></text:span><text:span text:style-name="Strong_20_Emphasis"><text:span text:style-name="T104">het programma </text:span></text:span><text:span text:style-name="Strong_20_Emphasis"><text:span text:style-name="T126">Etche</text:span></text:span><text:span text:style-name="Strong_20_Emphasis"><text:span text:style-name="T127">r</text:span></text:span><text:span text:style-name="Strong_20_Emphasis"><text:span text:style-name="T104"> </text:span></text:span><text:span text:style-name="Strong_20_Emphasis"><text:span text:style-name="T105">(</text:span></text:span><text:a xlink:type="simple" xlink:href="https://www.balena.io/etcher/" text:style-name="Internet_20_link" text:visited-style-name="Visited_20_Internet_20_Link"><text:span text:style-name="Strong_20_Emphasis"><text:span text:style-name="T266">etcher.io</text:span></text:span></text:a><text:span text:style-name="Strong_20_Emphasis"><text:span text:style-name="T105">) </text:span></text:span><text:span text:style-name="Strong_20_Emphasis"><text:span text:style-name="T106">dat </text:span></text:span><text:span text:style-name="Strong_20_Emphasis"><text:span text:style-name="T83">beschikbaar </text:span></text:span><text:span text:style-name="Strong_20_Emphasis"><text:span text:style-name="T106">is </text:span></text:span><text:span text:style-name="Strong_20_Emphasis"><text:span text:style-name="T83">voor </text:span></text:span><text:span text:style-name="Strong_20_Emphasis"><text:span text:style-name="T96">Windows, </text:span></text:span><text:span text:style-name="Strong_20_Emphasis"><text:span text:style-name="T107">mac</text:span></text:span><text:span text:style-name="Strong_20_Emphasis"><text:span text:style-name="T108">OS</text:span></text:span><text:span text:style-name="Strong_20_Emphasis"><text:span text:style-name="T104">, </text:span></text:span><text:span text:style-name="Strong_20_Emphasis"><text:span text:style-name="T105">en </text:span></text:span><text:span text:style-name="Strong_20_Emphasis"><text:span text:style-name="T104">Linux</text:span></text:span><text:span text:style-name="Strong_20_Emphasis"><text:span text:style-name="T109">.</text:span></text:span></text:p></text:note-body></text:note></text:span><text:span text:style-name="T74"> </text:span><text:span text:style-name="T76">of </text:span><text:span text:style-name="T77">DVD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60">Selecteer</text:span></text:span><text:span text:style-name="Strong_20_Emphasis"><text:span text:style-name="T36"> </text:span></text:span><text:span text:style-name="Strong_20_Emphasis"><text:span text:style-name="T65">Try or Install Ubuntu </text:span></text:span><text:span text:style-name="Strong_20_Emphasis"><text:span text:style-name="T66">Server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4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8"><draw:control text:anchor-type="as-char" draw:z-index="15" draw:name="Vorm 6" draw:style-name="gr1" draw:text-style-name="P83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3">Kies</text:span><text:span text:style-name="T184"> </text:span><text:span text:style-name="T186">Nederlands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9"><draw:control text:anchor-type="as-char" draw:z-index="13" draw:name="Vorm 1" draw:style-name="gr1" draw:text-style-name="P83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2">Bij</text:span><text:span text:style-name="T214"> </text:span><text:span text:style-name="Strong_20_Emphasis"><text:span text:style-name="T220">Profile setup</text:span></text:span><text:span text:style-name="T214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14"><text:span text:style-name="T219">V</text:span><text:span text:style-name="T215">ul </text:span><text:span text:style-name="T216">in </text:span><text:span text:style-name="Strong_20_Emphasis"><text:span text:style-name="T220">Your</text:span></text:span><text:span text:style-name="Strong_20_Emphasis"><text:span text:style-name="T217"> n</text:span></text:span><text:span text:style-name="Strong_20_Emphasis"><text:span text:style-name="T218">a</text:span></text:span><text:span text:style-name="Strong_20_Emphasis"><text:span text:style-name="T220">me</text:span></text:span><text:span text:style-name="Strong_20_Emphasis"><text:span text:style-name="T207"> </text:span></text:span><text:span text:style-name="Definition"><text:span text:style-name="T4">gebruiker</text:span></text:span><text:span text:style-name="Strong_20_Emphasis"><text:span text:style-name="T208">, <text:line-break/></text:span></text:span><text:span text:style-name="Strong_20_Emphasis"><text:span text:style-name="T220">Your server</text:span></text:span><text:span text:style-name="Strong_20_Emphasis"><text:span text:style-name="T223">'</text:span></text:span><text:span text:style-name="Strong_20_Emphasis"><text:span text:style-name="T224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207">,<text:line-break/></text:span></text:span><text:span text:style-name="Strong_20_Emphasis"><text:span text:style-name="T221">Pick a username</text:span></text:span><text:span text:style-name="Strong_20_Emphasis"><text:span text:style-name="T207"> </text:span></text:span><text:span text:style-name="Definition"><text:span text:style-name="T4">gebruikersnaam</text:span></text:span><text:span text:style-name="Strong_20_Emphasis"><text:span text:style-name="T207">, </text:span></text:span><text:span text:style-name="Strong_20_Emphasis"><text:span text:style-name="T210">en</text:span></text:span><text:span text:style-name="Strong_20_Emphasis"><text:span text:style-name="T207"><text:line-break/></text:span></text:span><text:span text:style-name="Strong_20_Emphasis"><text:span text:style-name="T209">g</text:span></text:span><text:span text:style-name="Strong_20_Emphasis"><text:span text:style-name="T206">eef tweemaal een </text:span></text:span><text:span text:style-name="Strong_20_Emphasis"><text:span text:style-name="T213">wachtwoord</text:span></text:span><text:span text:style-name="Strong_20_Emphasis"><text:span text:style-name="T206">.</text:span></text:span></text:p>
          </table:table-cell>
        </table:table-row>
      </table:table>
      <text:p text:style-name="P37"><text:span text:style-name="Strong_20_Emphasis"><text:span text:style-name="T63"/></text:span></text:p>
      <text:list xml:id="list84523812448803" text:continue-numbering="true" text:style-name="L1">
        <text:list-item>
          <text:p text:style-name="P79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38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2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2"><draw:control text:anchor-type="as-char" draw:z-index="7" draw:name="Vorm4_1" draw:style-name="gr1" draw:text-style-name="P83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39">Installeer 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3"><text:span text:style-name="T270">Debian-p</text:span>akket kz plaatst documenten en scripts van Karel Zimmer <text:span text:style-name="T269">(zie 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26">) </text:span></text:span>voor het installeren en beheren van Debian en op Debian gebaseerd systeem zoals Ubuntu.</text:p></text:note-body></text:note></text:span></text:span><text:span text:style-name="Strong_20_Emphasis"><text:span text:style-name="T56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9"/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79">Typ </text:span></text:span><text:span text:style-name="Strong_20_Emphasis"><text:span text:style-name="T41">'</text:span></text:span><text:span text:style-name="User_20_Entry"><text:span text:style-name="T144">wget karelzimmer.nl/</text:span></text:span><text:span text:style-name="User_20_Entry"><text:span text:style-name="T145">kz</text:span></text:span><text:span text:style-name="Strong_20_Emphasis"><text:span text:style-name="T41">'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7"><text:span text:style-name="Strong_20_Emphasis"><text:span text:style-name="T79">Typ </text:span></text:span><text:span text:style-name="Strong_20_Emphasis"><text:span text:style-name="T41">'</text:span></text:span><text:span text:style-name="User_20_Entry"><text:span text:style-name="T146">bash kz</text:span></text:span><text:span text:style-name="Strong_20_Emphasis"><text:span text:style-name="T41">'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2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7"><text:span text:style-name="Strong_20_Emphasis"><text:span text:style-name="T48">Rond de</text:span></text:span><text:span text:style-name="Strong_20_Emphasis"><text:span text:style-name="T49"> installatie </text:span></text:span><text:span text:style-name="Strong_20_Emphasis"><text:span text:style-name="T48">af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8" office:value-type="string">
            <text:p text:style-name="P70"><text:span text:style-name="Strong_20_Emphasis"><text:span text:style-name="T59">Typ </text:span></text:span><text:span text:style-name="Strong_20_Emphasis"><text:span text:style-name="T41">'</text:span></text:span><text:span text:style-name="User_20_Entry"><text:span text:style-name="T27">kz </text:span></text:span><text:span text:style-name="User_20_Entry"><text:span text:style-name="T28">menu</text:span></text:span><text:span text:style-name="Strong_20_Emphasis"><text:span text:style-name="T41">'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9"/></text:span></text:p>
          </table:table-cell>
          <table:table-cell table:style-name="_33_._5f_Installatie_5f_afronden.C10" office:value-type="string">
            <text:p text:style-name="P72"><text:span text:style-name="Strong_20_Emphasis"><text:span text:style-name="T60">Selecteer</text:span></text:span><text:span text:style-name="Strong_20_Emphasis"><text:span text:style-name="T46"> </text:span></text:span><text:span text:style-name="Strong_20_Emphasis"><text:span text:style-name="T70">3 - Installatie afronde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</table:table>
      <text:p text:style-name="P38"><text:span text:style-name="Strong_20_Emphasis"><text:span text:style-name="T35"><text:tab/></text:span></text:span></text:p>
      <text:p text:style-name="P39"><text:span text:style-name="Strong_20_Emphasis"><text:span text:style-name="T47"/></text:span></text:p>
      <text:p text:style-name="P40"><text:span text:style-name="Strong_20_Emphasis"><text:span text:style-name="T43"/></text:span></text:p>
      <text:list xml:id="list84525549528256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2"><draw:control text:anchor-type="as-char" draw:z-index="8" draw:name="Vorm40_0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2"><draw:control text:anchor-type="as-char" draw:z-index="18" draw:name="Vorm40_ 1" draw:style-name="gr1" draw:text-style-name="P83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50"><text:note text:id="ftn8" text:note-class="footnote"><text:note-citation>1</text:note-citation><text:note-body><text:p text:style-name="P49"><text:span text:style-name="User_20_Entry"><text:span text:style-name="T141">E</text:span></text:span><text:span text:style-name="User_20_Entry"><text:span text:style-name="T143">ventuele extra </text:span></text:span><text:span text:style-name="Definition"><text:span text:style-name="T278">gebruiker</text:span></text:span><text:span text:style-name="User_20_Entry"><text:span text:style-name="T142">s</text:span></text:span><text:span text:style-name="User_20_Entry"><text:span text:style-name="T143"> aanmelden en dezelfde stappen uitvoeren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2"><draw:control text:anchor-type="as-char" draw:z-index="10" draw:name="Vorm40_2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62"><draw:control text:anchor-type="as-char" draw:z-index="19" draw:name="Vorm40_ 2" draw:style-name="gr1" draw:text-style-name="P83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8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0"><text:span text:style-name="Strong_20_Emphasis"><text:span text:style-name="T59">Typ </text:span></text:span><text:span text:style-name="Strong_20_Emphasis"><text:span text:style-name="T41">'</text:span></text:span><text:span text:style-name="User_20_Entry"><text:span text:style-name="T27">kz </text:span></text:span><text:span text:style-name="User_20_Entry"><text:span text:style-name="T28">menu</text:span></text:span><text:span text:style-name="Strong_20_Emphasis"><text:span text:style-name="T41">'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2"><text:span text:style-name="Strong_20_Emphasis"><text:span text:style-name="T60">Selecteer</text:span></text:span><text:span text:style-name="Strong_20_Emphasis"><text:span text:style-name="T46"> </text:span></text:span><text:span text:style-name="Strong_20_Emphasis"><text:span text:style-name="T71">4 - Gebruiker inrichten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2">olg </text:span></text:span><text:span text:style-name="Strong_20_Emphasis"><text:span text:style-name="T43">de aanwijzingen op het scherm.</text:span></text:span></text:p>
          </table:table-cell>
        </table:table-row>
      </table:table>
      <text:p text:style-name="P16"><text:span text:style-name="Strong_20_Emphasis"><text:span text:style-name="T55"/></text:span></text:p>
      <text:p text:style-name="P35"/>
      <text:p text:style-name="P27"><text:span text:style-name="T147">E</text:span><text:span text:style-name="T148">inde c</text:span><text:span text:style-name="T149">hecklist, </text:span><text:span text:style-name="T150">d</text:span><text:span text:style-name="T149">e installatie van </text:span><text:span text:style-name="Strong_20_Emphasis"><text:span text:style-name="T161"><text:user-field-get text:name="Distro">Ubuntu</text:user-field-get></text:span></text:span><text:span text:style-name="T151"><text:s/></text:span><text:span text:style-name="T152"><text:user-field-get text:name="Version">22.04 LTS</text:user-field-get></text:span><text:span text:style-name="Strong_20_Emphasis"><text:span text:style-name="T162"><text:s/></text:span></text:span><text:span text:style-name="Strong_20_Emphasis"><text:span text:style-name="T72"><text:user-field-get text:name="Edition">Server</text:user-field-get></text:span></text:span><text:span text:style-name="Strong_20_Emphasis"><text:span text:style-name="T72"><text:s/></text:span></text:span><text:span text:style-name="T149">is voltooid.</text:span></text:p>
      <text:p text:style-name="P11"/>
      <text:p text:style-name="P6"><text:span text:style-name="Emphasis"><text:span text:style-name="T228">Geschreven </text:span></text:span><text:span text:style-name="Emphasis"><text:span text:style-name="T226">d</text:span></text:span><text:span text:style-name="Emphasis"><text:span text:style-name="T22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9">Karel Zimmer</text:span></text:span></text:a><text:span text:style-name="Emphasis"><text:span text:style-name="T22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0">CC0 1.0 Universeel</text:span></text:span></text:a><text:span text:style-name="Emphasis"><text:span text:style-name="T228">,</text:span></text:span><text:span text:style-name="Emphasis"><text:span text:style-name="T225"> </text:span></text:span><text:span text:style-name="Strong_20_Emphasis"><text:span text:style-name="T43"><text:user-field-get style:data-style-name="N0" text:name="Releaseyear">2022</text:user-field-get></text:span></text:span><text:span text:style-name="Emphasis"><text:span text:style-name="T227">-</text:span></text:span><text:span text:style-name="Emphasis"><text:span text:style-name="T227"><text:date style:data-style-name="N10107" text:date-value="2023-09-16T08:45:23.506044130">2023</text:date></text:span></text:span><text:span text:style-name="Emphasis"><text:span text:style-name="T22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09-16T08:45:23.196614230">16-09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16T08:45:23.079203254</dc:date>
    <meta:keyword>Installatie</meta:keyword>
    <meta:keyword>Checklist</meta:keyword>
    <meta:keyword>Linux</meta:keyword>
    <meta:editing-cycles>6755</meta:editing-cycles>
    <meta:editing-duration>P11DT22H4M59S</meta:editing-duration>
    <dc:creator>Karel Zimmer</dc:creator>
    <meta:document-statistic meta:table-count="4" meta:image-count="0" meta:object-count="0" meta:page-count="4" meta:paragraph-count="72" meta:word-count="487" meta:character-count="3340" meta:non-whitespace-character-count="2890"/>
    <meta:user-defined meta:name="Info 1"/>
    <meta:user-defined meta:name="Info 2"/>
    <meta:user-defined meta:name="Info 3"/>
    <meta:user-defined meta:name="Info 4"/>
  </office:meta>
</office:document-meta>
</file>